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2"/>
  <manifest:file-entry manifest:media-type=""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25cm" svg:stroke-color="#000000" draw:marker-start-width="0.229cm" draw:marker-end-width="0.229cm" draw:fill="solid" draw:fill-color="#000080" draw:opacity="25%" draw:textarea-vertical-align="middle" fo:padding-top="0.137cm" fo:padding-bottom="0.137cm" fo:padding-left="0.262cm" fo:padding-right="0.262cm" draw:shadow-opacity="25%"/>
    </style:style>
    <style:style style:name="gr2" style:family="graphic" style:parent-style-name="standard">
      <style:graphic-properties svg:stroke-width="0.025cm" svg:stroke-color="#000000" draw:marker-start-width="0.229cm" draw:marker-end-width="0.229cm" draw:fill="solid" draw:fill-color="#800000" draw:opacity="25%" draw:textarea-vertical-align="middle" fo:padding-top="0.137cm" fo:padding-bottom="0.137cm" fo:padding-left="0.262cm" fo:padding-right="0.262cm" draw:shadow-opacity="25%"/>
    </style:style>
    <style:style style:name="gr3" style:family="graphic" style:parent-style-name="standard">
      <style:graphic-properties svg:stroke-width="0.025cm" svg:stroke-color="#000000" draw:marker-start-width="0.229cm" draw:marker-end-width="0.229cm" draw:fill="solid" draw:fill-color="#008000" draw:opacity="25%" draw:textarea-vertical-align="middle" fo:padding-top="0.137cm" fo:padding-bottom="0.137cm" fo:padding-left="0.262cm" fo:padding-right="0.262cm" draw:shadow-opacity="25%"/>
    </style:style>
    <style:style style:name="gr4" style:family="graphic" style:parent-style-name="standard">
      <style:graphic-properties draw:stroke="none" draw:fill="none" draw:ole-draw-aspect="1" style:protect="size"/>
    </style:style>
    <style:style style:name="gr5" style:family="graphic" style:parent-style-name="standard">
      <style:graphic-properties svg:stroke-width="0.025cm" svg:stroke-color="#000000" draw:marker-start-width="0.229cm" draw:marker-end-width="0.229cm" draw:fill="solid" draw:fill-color="#800080" draw:opacity="25%" draw:textarea-vertical-align="middle" fo:padding-top="0.137cm" fo:padding-bottom="0.137cm" fo:padding-left="0.262cm" fo:padding-right="0.262cm" draw:shadow-opacity="25%"/>
    </style:style>
    <style:style style:name="gr6" style:family="graphic" style:parent-style-name="standard">
      <style:graphic-properties svg:stroke-width="0.025cm" svg:stroke-color="#000000" draw:marker-start-width="0.237cm" draw:marker-end-width="0.237cm" draw:fill="solid" draw:fill-color="#99ccff" draw:opacity="25%" draw:textarea-horizontal-align="justify" draw:textarea-vertical-align="middle" draw:auto-grow-height="false" fo:padding-top="0.137cm" fo:padding-bottom="0.137cm" fo:padding-left="0.262cm" fo:padding-right="0.262cm" draw:shadow-opacity="25%"/>
    </style:style>
    <style:style style:name="gr7" style:family="graphic" style:parent-style-name="standard">
      <style:graphic-properties svg:stroke-width="0.025cm" svg:stroke-color="#000000" draw:marker-start-width="0.237cm" draw:marker-end-width="0.237cm" draw:fill="solid" draw:fill-color="#eb613d" draw:opacity="50%" draw:textarea-horizontal-align="justify" draw:textarea-vertical-align="middle" draw:auto-grow-height="false" fo:padding-top="0.137cm" fo:padding-bottom="0.137cm" fo:padding-left="0.262cm" fo:padding-right="0.262cm" draw:shadow-opacity="50%"/>
    </style:style>
    <style:style style:name="gr8" style:family="graphic" style:parent-style-name="standard">
      <style:graphic-properties svg:stroke-width="0.025cm" svg:stroke-color="#000000" draw:marker-start-width="0.237cm" draw:marker-end-width="0.237cm" draw:fill="solid" draw:fill-color="#eb613d" draw:opacity="50%" draw:textarea-vertical-align="middle" draw:auto-grow-height="false" fo:min-height="0.749cm" fo:min-width="0.499cm" fo:padding-top="0.137cm" fo:padding-bottom="0.137cm" fo:padding-left="0.262cm" fo:padding-right="0.262cm" draw:shadow-opacity="50%"/>
    </style:style>
    <style:style style:name="gr9" style:family="graphic" style:parent-style-name="standard">
      <style:graphic-properties svg:stroke-width="0.025cm" svg:stroke-color="#000000" draw:marker-start-width="0.237cm" draw:marker-end-width="0.237cm" draw:fill="solid" draw:fill-color="#99ccff" draw:opacity="50%" draw:textarea-vertical-align="middle" draw:auto-grow-height="false" fo:min-height="0.749cm" fo:min-width="0.499cm" fo:padding-top="0.137cm" fo:padding-bottom="0.137cm" fo:padding-left="0.262cm" fo:padding-right="0.262cm" draw:shadow-opacity="50%"/>
    </style:style>
    <style:style style:name="gr10" style:family="graphic" style:parent-style-name="standard">
      <style:graphic-properties svg:stroke-width="0.025cm" svg:stroke-color="#000000" draw:marker-start-width="0.237cm" draw:marker-end-width="0.237cm" draw:fill="solid" draw:fill-color="#00ae00" draw:opacity="50%" draw:textarea-horizontal-align="justify" draw:textarea-vertical-align="middle" draw:auto-grow-height="false" fo:padding-top="0.137cm" fo:padding-bottom="0.137cm" fo:padding-left="0.262cm" fo:padding-right="0.262cm" draw:shadow-opacity="50%"/>
    </style:style>
    <style:style style:name="gr11" style:family="graphic" style:parent-style-name="standard">
      <style:graphic-properties svg:stroke-width="0.025cm" svg:stroke-color="#000000" draw:marker-start-width="0.237cm" draw:marker-end-width="0.237cm" draw:fill="solid" draw:fill-color="#99ccff" draw:opacity="50%" draw:textarea-horizontal-align="justify" draw:textarea-vertical-align="middle" draw:auto-grow-height="false" fo:padding-top="0.137cm" fo:padding-bottom="0.137cm" fo:padding-left="0.262cm" fo:padding-right="0.262cm" draw:shadow-opacity="50%"/>
    </style:style>
    <style:style style:name="gr12" style:family="graphic" style:parent-style-name="standard">
      <style:graphic-properties svg:stroke-width="0.025cm" svg:stroke-color="#000000" draw:marker-start-width="0.237cm" draw:marker-end-width="0.237cm" draw:fill="solid" draw:fill-color="#ffffcc" draw:opacity="100%" draw:textarea-horizontal-align="justify" draw:textarea-vertical-align="middle" draw:auto-grow-height="false" fo:padding-top="0.137cm" fo:padding-bottom="0.137cm" fo:padding-left="0.262cm" fo:padding-right="0.262cm" draw:shadow-opacity="100%"/>
    </style:style>
    <style:style style:name="gr13" style:family="graphic" style:parent-style-name="standard">
      <style:graphic-properties svg:stroke-width="0.025cm" svg:stroke-color="#000000" draw:marker-start-width="0.237cm" draw:marker-end-width="0.237cm" draw:fill="solid" draw:fill-color="#9fff9f" draw:opacity="90%" draw:textarea-horizontal-align="justify" draw:textarea-vertical-align="middle" draw:auto-grow-height="false" fo:padding-top="0.137cm" fo:padding-bottom="0.137cm" fo:padding-left="0.262cm" fo:padding-right="0.262cm" draw:shadow-opacity="90%"/>
    </style:style>
    <style:style style:name="gr14" style:family="graphic" style:parent-style-name="standard">
      <style:graphic-properties draw:stroke="none"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15" style:family="graphic" style:parent-style-name="standard">
      <style:graphic-properties draw:stroke="none"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16" style:family="graphic" style:parent-style-name="standard">
      <style:graphic-properties draw:stroke="none"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17" style:family="graphic" style:parent-style-name="standard">
      <style:graphic-properties draw:stroke="none"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18" style:family="graphic" style:parent-style-name="standard">
      <style:graphic-properties svg:stroke-width="0.025cm" svg:stroke-color="#000000" draw:marker-start-width="0.237cm" draw:marker-end-width="0.237cm" draw:fill="none" draw:fill-color="#99ccff" draw:textarea-horizontal-align="justify" draw:textarea-vertical-align="middle" draw:auto-grow-height="false" fo:padding-top="0.137cm" fo:padding-bottom="0.137cm" fo:padding-left="0.262cm" fo:padding-right="0.262cm"/>
    </style:style>
    <style:style style:name="gr19" style:family="graphic" style:parent-style-name="objectwithoutfill">
      <style:graphic-properties svg:stroke-width="0.025cm" svg:stroke-color="#000000" draw:marker-start-width="0.237cm" draw:marker-end-width="0.237cm" draw:fill="none" draw:fill-color="#99ccff" draw:textarea-vertical-align="middle" fo:padding-top="0.137cm" fo:padding-bottom="0.137cm" fo:padding-left="0.262cm" fo:padding-right="0.262cm"/>
    </style:style>
    <style:style style:name="gr20" style:family="graphic" style:parent-style-name="standard">
      <style:graphic-properties draw:stroke="none"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21" style:family="graphic" style:parent-style-name="standard">
      <style:graphic-properties draw:stroke="none"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svg:stroke-width="0.025cm" svg:stroke-color="#00008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24" style:family="graphic" style:parent-style-name="standard">
      <style:graphic-properties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5" style:family="graphic" style:parent-style-name="standard">
      <style:graphic-properties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6" style:family="graphic" style:parent-style-name="standard">
      <style:graphic-properties svg:stroke-width="0.025cm" svg:stroke-color="#00008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27" style:family="graphic" style:parent-style-name="standard">
      <style:graphic-properties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28" style:family="graphic" style:parent-style-name="standard">
      <style:graphic-properties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9" style:family="graphic" style:parent-style-name="standard">
      <style:graphic-properties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30" style:family="graphic" style:parent-style-name="standard">
      <style:graphic-properties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31" style:family="graphic" style:parent-style-name="standard">
      <style:graphic-properties svg:stroke-width="0.025cm" svg:stroke-color="#000000" draw:marker-start-width="0.237cm" draw:marker-end-width="0.237cm" draw:fill="solid" draw:fill-color="#e6e6ff" draw:textarea-horizontal-align="justify" draw:textarea-vertical-align="middle" draw:auto-grow-height="false" fo:padding-top="0.137cm" fo:padding-bottom="0.137cm" fo:padding-left="0.262cm" fo:padding-right="0.262cm"/>
    </style:style>
    <style:style style:name="gr3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family="FreeSerif" style:font-family-generic="roman" style:font-pitch="variable" fo:font-size="10.6999998092651pt" fo:font-style="italic" style:font-size-asian="10.6999998092651pt" style:font-style-asian="italic" style:font-size-complex="10.6999998092651pt" style:font-style-complex="italic"/>
    </style:style>
    <style:style style:name="T1" style:family="text">
      <style:text-properties fo:font-size="10pt" style:font-size-asian="10pt" style:font-size-complex="10pt"/>
    </style:style>
    <style:style style:name="T2" style:family="text">
      <style:text-properties fo:font-family="FreeSerif" style:font-family-generic="roman" style:font-pitch="variable" fo:font-size="10.6999998092651pt" fo:font-style="italic" style:font-size-asian="10.6999998092651pt" style:font-style-asian="italic" style:font-size-complex="10.699999809265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2.15cm" svg:height="0.938cm" svg:x="8.807cm" svg:y="4.248cm" svg:viewBox="0 0 2151 939" draw:points="0,196 2151,0 1056,939">
            <text:p/>
          </draw:polygon>
          <draw:polygon draw:style-name="gr2" draw:text-style-name="P1" draw:layer="layout" svg:width="1.055cm" svg:height="2.424cm" svg:x="8.807cm" svg:y="4.443cm" svg:viewBox="0 0 1056 2425" draw:points="0,0 743,2425 1056,743">
            <text:p/>
          </draw:polygon>
          <draw:polygon draw:style-name="gr3" draw:text-style-name="P1" draw:layer="layout" svg:width="1.407cm" svg:height="2.62cm" svg:x="9.551cm" svg:y="4.248cm" svg:viewBox="0 0 1408 2621" draw:points="1408,0 0,2621 313,939">
            <text:p/>
          </draw:polygon>
          <draw:frame draw:style-name="gr4" draw:layer="layout" svg:width="0.655cm" svg:height="0.53cm" svg:x="8.001cm" svg:y="4.931cm">
            <draw:object xlink:href="./Object 19" xlink:type="simple" xlink:show="embed" xlink:actuate="onLoad">
              <text:p/>
            </draw:object>
            <draw:image xlink:href="./ObjectReplacements/Object 19" xlink:type="simple" xlink:show="embed" xlink:actuate="onLoad"/>
          </draw:frame>
          <draw:frame draw:style-name="gr4" draw:layer="layout" svg:width="0.655cm" svg:height="0.53cm" svg:x="11.156cm" svg:y="3.688cm">
            <draw:object xlink:href="./Object 26" xlink:type="simple" xlink:show="embed" xlink:actuate="onLoad">
              <text:p/>
            </draw:object>
            <draw:image xlink:href="./ObjectReplacements/Object 26" xlink:type="simple" xlink:show="embed" xlink:actuate="onLoad"/>
          </draw:frame>
          <draw:frame draw:style-name="gr4" draw:layer="layout" svg:width="0.655cm" svg:height="0.53cm" svg:x="9.739cm" svg:y="4.323cm">
            <draw:object xlink:href="./Object 27" xlink:type="simple" xlink:show="embed" xlink:actuate="onLoad">
              <text:p/>
            </draw:object>
            <draw:image xlink:href="./ObjectReplacements/Object 27" xlink:type="simple" xlink:show="embed" xlink:actuate="onLoad"/>
          </draw:frame>
          <draw:frame draw:style-name="gr4" draw:layer="layout" svg:width="0.655cm" svg:height="0.53cm" svg:x="8.723cm" svg:y="5.974cm">
            <draw:object xlink:href="./Object 29" xlink:type="simple" xlink:show="embed" xlink:actuate="onLoad">
              <text:p/>
            </draw:object>
            <draw:image xlink:href="./ObjectReplacements/Object 29" xlink:type="simple" xlink:show="embed" xlink:actuate="onLoad"/>
          </draw:frame>
          <draw:frame draw:style-name="gr4" draw:layer="layout" svg:width="0.67cm" svg:height="0.53cm" svg:x="9.216cm" svg:y="4.323cm">
            <draw:object xlink:href="./Object 36" xlink:type="simple" xlink:show="embed" xlink:actuate="onLoad">
              <text:p/>
            </draw:object>
            <draw:image xlink:href="./ObjectReplacements/Object 36" xlink:type="simple" xlink:show="embed" xlink:actuate="onLoad"/>
          </draw:frame>
          <draw:frame draw:style-name="gr4" draw:layer="layout" svg:width="0.67cm" svg:height="0.53cm" svg:x="9.11cm" svg:y="5.466cm">
            <draw:object xlink:href="./Object 38" xlink:type="simple" xlink:show="embed" xlink:actuate="onLoad">
              <text:p/>
            </draw:object>
            <draw:image xlink:href="./ObjectReplacements/Object 38" xlink:type="simple" xlink:show="embed" xlink:actuate="onLoad"/>
          </draw:frame>
          <draw:frame draw:style-name="gr4" draw:layer="layout" svg:width="0.67cm" svg:height="0.53cm" svg:x="9.649cm" svg:y="5.219cm">
            <draw:object xlink:href="./Object 39" xlink:type="simple" xlink:show="embed" xlink:actuate="onLoad">
              <text:p/>
            </draw:object>
            <draw:image xlink:href="./ObjectReplacements/Object 39" xlink:type="simple" xlink:show="embed" xlink:actuate="onLoad"/>
          </draw:frame>
          <draw:frame draw:style-name="gr4" draw:layer="layout" svg:width="0.67cm" svg:height="0.53cm" svg:x="10.761cm" svg:y="5.317cm">
            <draw:object xlink:href="./Object 40" xlink:type="simple" xlink:show="embed" xlink:actuate="onLoad">
              <text:p/>
            </draw:object>
            <draw:image xlink:href="./ObjectReplacements/Object 40" xlink:type="simple" xlink:show="embed" xlink:actuate="onLoad"/>
          </draw:frame>
          <draw:polygon draw:style-name="gr5" draw:text-style-name="P1" draw:layer="layout" svg:width="3.01cm" svg:height="2.62cm" svg:x="9.551cm" svg:y="4.248cm" svg:viewBox="0 0 3011 2621" draw:points="1408,0 0,2621 3011,1643">
            <text:p/>
          </draw:polygon>
          <draw:custom-shape draw:style-name="gr6" draw:text-style-name="P1" draw:layer="layout" svg:width="0.235cm" svg:height="0.234cm" svg:x="9.433cm" svg:y="6.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1" draw:layer="layout" svg:width="0.235cm" svg:height="0.235cm" svg:x="8.69cm" svg:y="4.3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1" draw:layer="layout" svg:width="0.235cm" svg:height="0.235cm" svg:x="10.841cm" svg:y="4.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1" draw:layer="layout" svg:width="0.234cm" svg:height="0.235cm" svg:x="9.746cm" svg:y="5.0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1" draw:layer="layout" svg:width="0.235cm" svg:height="0.234cm" svg:x="12.445cm" svg:y="5.77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4" draw:layer="layout" svg:width="0.655cm" svg:height="0.53cm" svg:x="12.553cm" svg:y="4.958cm">
            <draw:object xlink:href="./Object 42" xlink:type="simple" xlink:show="embed" xlink:actuate="onLoad">
              <text:p/>
            </draw:object>
            <draw:image xlink:href="./ObjectReplacements/Object 42" xlink:type="simple" xlink:show="embed" xlink:actuate="onLoad"/>
          </draw:frame>
        </draw:g>
        <draw:custom-shape draw:style-name="gr7" draw:text-style-name="P1" draw:layer="layout" svg:width="0.315cm" svg:height="0.227cm" draw:transform="rotate (0.784700031696502) translate (12.44cm 2.537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1" draw:layer="layout" svg:width="1.458cm" svg:height="1.372cm" draw:transform="rotate (-1.57079632679579) translate (9.648cm 1.8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1.458cm" svg:height="1.372cm" draw:transform="rotate (-1.57079632679579) translate (9.648cm 2.8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1" draw:layer="layout" svg:width="0.772cm" svg:height="4.487cm" draw:transform="rotate (1.5707963267946) translate (8.336cm 3.439cm)">
            <text:p/>
            <draw:enhanced-geometry svg:viewBox="0 0 21600 21600" draw:text-areas="?f0 0 ?f2 ?f5" draw:type="down-arrow" draw:modifiers="19116.577540107 6706.3389391979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 draw:text-style-name="P1" draw:layer="layout" svg:width="1.258cm" svg:height="0.844cm" draw:transform="skewX (0.00122173047639577) rotate (0.784700031696502) translate (11.591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349cm" svg:height="1.372cm" draw:transform="rotate (-1.57079632679579) translate (16.99cm 1.86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0.849cm" svg:height="0.844cm" draw:transform="skewX (0.00122173047639575) rotate (0.784700031696502) translate (18.992cm 2.124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1.458cm" svg:height="1.372cm" draw:transform="rotate (-1.57079632679579) translate (16.99cm 2.84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1" draw:layer="layout" svg:width="0.924cm" svg:height="0.844cm" draw:transform="skewX (0.00122173047639578) rotate (0.784700031696502) translate (18.813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772cm" svg:height="2.156cm" draw:transform="rotate (1.5707963267946) translate (16.255cm 3.429cm)">
          <text:p/>
          <draw:enhanced-geometry svg:viewBox="0 0 21600 21600"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8" draw:text-style-name="P1" draw:layer="layout" svg:width="1.458cm" svg:height="1.372cm" draw:transform="rotate (-1.57079632679579) translate (3.864cm 1.7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2" draw:layer="layout" svg:width="0.772cm" svg:height="3.369cm" draw:transform="rotate (1.5707963267946) translate (3.002cm 3.398cm)">
            <text:p/>
            <draw:enhanced-geometry svg:viewBox="0 0 21600 21600" draw:mirror-horizontal="false" draw:mirror-vertical="false"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458cm" svg:height="1.372cm" draw:transform="rotate (-1.57079632679579) translate (3.864cm 2.8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g>
          <draw:polygon draw:style-name="gr2" draw:text-style-name="P1" draw:layer="layout" svg:width="1.055cm" svg:height="2.424cm" svg:x="2.858cm" svg:y="4.692cm" svg:viewBox="0 0 1056 2425" draw:points="0,0 743,2425 1056,743">
            <text:p/>
          </draw:polygon>
          <draw:polygon draw:style-name="gr3" draw:text-style-name="P1" draw:layer="layout" svg:width="1.407cm" svg:height="2.62cm" svg:x="3.602cm" svg:y="4.497cm" svg:viewBox="0 0 1408 2621" draw:points="1408,0 0,2621 313,939">
            <text:p/>
          </draw:polygon>
          <draw:frame draw:style-name="gr4" draw:layer="layout" svg:width="0.655cm" svg:height="0.53cm" svg:x="2.125cm" svg:y="4.296cm">
            <draw:object xlink:href="./Object 13" xlink:type="simple" xlink:show="embed" xlink:actuate="onLoad">
              <text:p/>
            </draw:object>
            <draw:image xlink:href="./ObjectReplacements/Object 13" xlink:type="simple" xlink:show="embed" xlink:actuate="onLoad"/>
          </draw:frame>
          <draw:frame draw:style-name="gr4" draw:layer="layout" svg:width="0.655cm" svg:height="0.53cm" svg:x="4.919cm" svg:y="3.937cm">
            <draw:object xlink:href="./Object 14" xlink:type="simple" xlink:show="embed" xlink:actuate="onLoad">
              <text:p/>
            </draw:object>
            <draw:image xlink:href="./ObjectReplacements/Object 14" xlink:type="simple" xlink:show="embed" xlink:actuate="onLoad"/>
          </draw:frame>
          <draw:frame draw:style-name="gr4" draw:layer="layout" svg:width="0.655cm" svg:height="0.53cm" svg:x="3.252cm" svg:y="5.229cm">
            <draw:object xlink:href="./Object 16" xlink:type="simple" xlink:show="embed" xlink:actuate="onLoad">
              <text:p/>
            </draw:object>
            <draw:image xlink:href="./ObjectReplacements/Object 16" xlink:type="simple" xlink:show="embed" xlink:actuate="onLoad"/>
          </draw:frame>
          <draw:frame draw:style-name="gr4" draw:layer="layout" svg:width="0.655cm" svg:height="0.53cm" svg:x="2.998cm" svg:y="6.985cm">
            <draw:object xlink:href="./Object 17" xlink:type="simple" xlink:show="embed" xlink:actuate="onLoad">
              <text:p/>
            </draw:object>
            <draw:image xlink:href="./ObjectReplacements/Object 17" xlink:type="simple" xlink:show="embed" xlink:actuate="onLoad"/>
          </draw:frame>
          <draw:frame draw:style-name="gr4" draw:layer="layout" svg:width="0.67cm" svg:height="0.53cm" svg:x="3.542cm" svg:y="4.677cm">
            <draw:object xlink:href="./Object 22" xlink:type="simple" xlink:show="embed" xlink:actuate="onLoad">
              <text:p/>
            </draw:object>
            <draw:image xlink:href="./ObjectReplacements/Object 22" xlink:type="simple" xlink:show="embed" xlink:actuate="onLoad"/>
          </draw:frame>
          <draw:frame draw:style-name="gr4" draw:layer="layout" svg:width="0.67cm" svg:height="0.53cm" svg:x="3.161cm" svg:y="5.715cm">
            <draw:object xlink:href="./Object 23" xlink:type="simple" xlink:show="embed" xlink:actuate="onLoad">
              <text:p/>
            </draw:object>
            <draw:image xlink:href="./ObjectReplacements/Object 23" xlink:type="simple" xlink:show="embed" xlink:actuate="onLoad"/>
          </draw:frame>
          <draw:frame draw:style-name="gr4" draw:layer="layout" svg:width="0.67cm" svg:height="0.53cm" svg:x="3.7cm" svg:y="5.468cm">
            <draw:object xlink:href="./Object 24" xlink:type="simple" xlink:show="embed" xlink:actuate="onLoad">
              <text:p/>
            </draw:object>
            <draw:image xlink:href="./ObjectReplacements/Object 24" xlink:type="simple" xlink:show="embed" xlink:actuate="onLoad"/>
          </draw:frame>
          <draw:frame draw:style-name="gr4" draw:layer="layout" svg:width="0.67cm" svg:height="0.53cm" svg:x="4.812cm" svg:y="5.566cm">
            <draw:object xlink:href="./Object 25" xlink:type="simple" xlink:show="embed" xlink:actuate="onLoad">
              <text:p/>
            </draw:object>
            <draw:image xlink:href="./ObjectReplacements/Object 25" xlink:type="simple" xlink:show="embed" xlink:actuate="onLoad"/>
          </draw:frame>
          <draw:polygon draw:style-name="gr1" draw:text-style-name="P1" draw:layer="layout" svg:width="2.15cm" svg:height="0.938cm" svg:x="2.858cm" svg:y="4.497cm" svg:viewBox="0 0 2151 939" draw:points="0,196 2151,0 1056,939">
            <text:p/>
          </draw:polygon>
          <draw:polygon draw:style-name="gr5" draw:text-style-name="P1" draw:layer="layout" svg:width="3.01cm" svg:height="2.62cm" svg:x="3.602cm" svg:y="4.497cm" svg:viewBox="0 0 3011 2621" draw:points="1408,0 0,2621 3011,1643">
            <text:p/>
          </draw:polygon>
          <draw:custom-shape draw:style-name="gr6" draw:text-style-name="P1" draw:layer="layout" svg:width="0.235cm" svg:height="0.234cm" svg:x="3.48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2.741cm" svg:y="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4.892cm" svg:y="4.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4cm" svg:height="0.235cm" svg:x="3.797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4cm" svg:x="6.496cm" svg:y="6.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 draw:text-style-name="P1" draw:layer="layout" svg:width="2.498cm" svg:height="1.147cm" svg:x="0.504cm" svg:y="2.445cm">
          <text:p text:style-name="P1"><text:span text:style-name="T1">Result from </text:span><text:span text:style-name="T1"><text:line-break/></text:span><text:span text:style-name="T1">Key-We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371cm" svg:height="1.089cm" svg:x="6.34cm" svg:y="2.521cm">
          <text:p text:style-name="P2"><text:span text:style-name="T1">Key-S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3.475cm" svg:height="1.081cm" svg:x="12.777cm" svg:y="2.525cm">
          <text:p text:style-name="P2"><text:span text:style-name="T1">Exclusive-Sc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84cm" svg:height="1.081cm" svg:x="18.387cm" svg:y="2.527cm">
          <text:p text:style-name="P1"><text:span text:style-name="T1">Incidence Li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 draw:layer="layout" svg:width="1.029cm" svg:height="1.029cm" svg:x="8.25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1.029cm" svg:height="1.029cm" svg:x="12.065cm" svg:y="5.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787cm" svg:height="0.47cm" svg:x="8.502cm" svg:y="4.355cm">
            <draw:object xlink:href="./Object 10" xlink:type="simple" xlink:show="embed" xlink:actuate="onLoad">
              <text:p/>
            </draw:object>
            <draw:image xlink:href="./ObjectReplacements/Object 10" xlink:type="simple" xlink:show="embed" xlink:actuate="onLoad"/>
          </draw:frame>
          <draw:frame draw:style-name="gr4" draw:layer="layout" svg:width="0.423cm" svg:height="0.47cm" svg:x="12.345cm" svg:y="5.79cm">
            <draw:object xlink:href="./Object 21" xlink:type="simple" xlink:show="embed" xlink:actuate="onLoad">
              <text:p/>
            </draw:object>
            <draw:image xlink:href="./ObjectReplacements/Object 21" xlink:type="simple" xlink:show="embed" xlink:actuate="onLoad"/>
          </draw:frame>
          <draw:custom-shape draw:style-name="gr13" draw:text-style-name="P1" draw:layer="layout" svg:width="1.029cm" svg:height="1.029cm" svg:x="10.401cm" svg:y="3.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908cm" svg:height="0.47cm" svg:x="10.515cm" svg:y="4.017cm">
            <draw:object xlink:href="./Object 9" xlink:type="simple" xlink:show="embed" xlink:actuate="onLoad">
              <text:p/>
            </draw:object>
            <draw:image xlink:href="./ObjectReplacements/Object 9" xlink:type="simple" xlink:show="embed" xlink:actuate="onLoad"/>
          </draw:frame>
          <draw:frame draw:style-name="gr4" draw:layer="layout" svg:width="0.423cm" svg:height="0.47cm" svg:x="10.69cm" svg:y="4.399cm">
            <draw:object xlink:href="./Object 11" xlink:type="simple" xlink:show="embed" xlink:actuate="onLoad">
              <text:p/>
            </draw:object>
            <draw:image xlink:href="./ObjectReplacements/Object 11" xlink:type="simple" xlink:show="embed" xlink:actuate="onLoad"/>
          </draw:frame>
          <draw:custom-shape draw:style-name="gr13" draw:text-style-name="P1" draw:layer="layout" svg:width="1.029cm" svg:height="1.029cm" svg:x="9.017cm" svg:y="6.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908cm" svg:height="0.47cm" svg:x="9.094cm" svg:y="6.604cm">
            <draw:object xlink:href="./Object 12" xlink:type="simple" xlink:show="embed" xlink:actuate="onLoad">
              <text:p/>
            </draw:object>
            <draw:image xlink:href="./ObjectReplacements/Object 12" xlink:type="simple" xlink:show="embed" xlink:actuate="onLoad"/>
          </draw:frame>
          <draw:frame draw:style-name="gr4" draw:layer="layout" svg:width="0.423cm" svg:height="0.47cm" svg:x="9.269cm" svg:y="6.986cm">
            <draw:object xlink:href="./Object 18" xlink:type="simple" xlink:show="embed" xlink:actuate="onLoad">
              <text:p/>
            </draw:object>
            <draw:image xlink:href="./ObjectReplacements/Object 18" xlink:type="simple" xlink:show="embed" xlink:actuate="onLoad"/>
          </draw:frame>
          <draw:custom-shape draw:style-name="gr13" draw:text-style-name="P1" draw:layer="layout" svg:width="1.029cm" svg:height="1.029cm" svg:x="9.385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0.877cm" svg:height="0.47cm" svg:x="9.459cm" svg:y="4.943cm">
            <draw:object xlink:href="./Object 20" xlink:type="simple" xlink:show="embed" xlink:actuate="onLoad">
              <text:p/>
            </draw:object>
            <draw:image xlink:href="./ObjectReplacements/Object 20" xlink:type="simple" xlink:show="embed" xlink:actuate="onLoad"/>
          </draw:frame>
          <draw:frame draw:style-name="gr4" draw:layer="layout" svg:width="0.437cm" svg:height="0.47cm" svg:x="9.671cm" svg:y="5.362cm">
            <draw:object xlink:href="./Object 28" xlink:type="simple" xlink:show="embed" xlink:actuate="onLoad">
              <text:p/>
            </draw:object>
            <draw:image xlink:href="./ObjectReplacements/Object 28" xlink:type="simple" xlink:show="embed" xlink:actuate="onLoad"/>
          </draw:frame>
        </draw:g>
        <draw:custom-shape draw:style-name="gr11" draw:text-style-name="P1" draw:layer="layout" svg:width="0.926cm" svg:height="0.844cm" draw:transform="skewX (0.00122173047639582) rotate (0.784700031696502) translate (5.457cm 3.974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0.926cm" svg:height="0.844cm" draw:transform="skewX (0.00122173047639582) rotate (0.784700031696502) translate (5.457cm 2.192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4" draw:text-style-name="P1" draw:layer="layout" svg:width="0.502cm" svg:height="0.53cm" svg:x="9.11cm" svg:y="0.651cm">
            <text:p/>
            <draw:enhanced-geometry svg:viewBox="0 0 21600 21600" draw:mirror-horizontal="false" draw:mirror-vertical="false" draw:type="rectangle" draw:enhanced-path="M 0 0 L 21600 0 21600 21600 0 21600 0 0 Z N"/>
          </draw:custom-shape>
          <draw:frame draw:style-name="gr4" draw:layer="layout" svg:width="6.463cm" svg:height="0.47cm" svg:x="9.117cm" svg:y="0.665cm">
            <draw:object xlink:href="./Object 34" xlink:type="simple" xlink:show="embed" xlink:actuate="onLoad">
              <text:p/>
            </draw:object>
            <draw:image xlink:href="./ObjectReplacements/Object 34" xlink:type="simple" xlink:show="embed" xlink:actuate="onLoad"/>
          </draw:frame>
          <draw:custom-shape draw:style-name="gr15" draw:text-style-name="P1" draw:layer="layout" svg:width="0.502cm" svg:height="0.53cm" svg:x="9.11cm" svg:y="1.181cm">
            <text:p/>
            <draw:enhanced-geometry svg:viewBox="0 0 21600 21600" draw:mirror-horizontal="false" draw:mirror-vertical="false" draw:type="rectangle" draw:enhanced-path="M 0 0 L 21600 0 21600 21600 0 21600 0 0 Z N"/>
          </draw:custom-shape>
          <draw:frame draw:style-name="gr4" draw:layer="layout" svg:width="6.484cm" svg:height="0.47cm" svg:x="9.137cm" svg:y="1.203cm">
            <draw:object xlink:href="./Object 35" xlink:type="simple" xlink:show="embed" xlink:actuate="onLoad">
              <text:p/>
            </draw:object>
            <draw:image xlink:href="./ObjectReplacements/Object 35" xlink:type="simple" xlink:show="embed" xlink:actuate="onLoad"/>
          </draw:frame>
          <draw:custom-shape draw:style-name="gr16" draw:text-style-name="P1" draw:layer="layout" svg:width="0.564cm" svg:height="0.53cm" svg:x="9.612cm" svg:y="0.651cm">
            <text:p/>
            <draw:enhanced-geometry svg:viewBox="0 0 21600 21600" draw:mirror-horizontal="false" draw:mirror-vertical="false" draw:type="rectangle" draw:enhanced-path="M 0 0 L 21600 0 21600 21600 0 21600 0 0 Z N"/>
          </draw:custom-shape>
          <draw:custom-shape draw:style-name="gr17" draw:text-style-name="P1" draw:layer="layout" svg:width="0.564cm" svg:height="0.53cm" svg:x="9.612cm" svg:y="1.181cm">
            <text:p/>
            <draw:enhanced-geometry svg:viewBox="0 0 21600 21600" draw:mirror-horizontal="false" draw:mirror-vertical="false" draw:type="rectangle" draw:enhanced-path="M 0 0 L 21600 0 21600 21600 0 21600 0 0 Z N"/>
          </draw:custom-shape>
          <draw:custom-shape draw:style-name="gr18" draw:text-style-name="P1" draw:layer="layout" svg:width="1.072cm" svg:height="1.06cm" svg:x="9.104cm" svg:y="0.651cm">
            <text:p/>
            <draw:enhanced-geometry svg:viewBox="0 0 21600 21600" draw:type="rectangle" draw:enhanced-path="M 0 0 L 21600 0 21600 21600 0 21600 0 0 Z N"/>
          </draw:custom-shape>
          <draw:line draw:style-name="gr19" draw:text-style-name="P1" draw:layer="layout" svg:x1="9.104cm" svg:y1="1.203cm" svg:x2="10.176cm" svg:y2="1.203cm">
            <text:p/>
          </draw:line>
          <draw:custom-shape draw:style-name="gr18" draw:text-style-name="P1" draw:layer="layout" svg:width="1.568cm" svg:height="1.06cm" svg:x="10.176cm" svg:y="0.651cm">
            <text:p/>
            <draw:enhanced-geometry svg:viewBox="0 0 21600 21600" draw:mirror-horizontal="false" draw:mirror-vertical="false" draw:type="rectangle" draw:enhanced-path="M 0 0 L 21600 0 21600 21600 0 21600 0 0 Z N"/>
          </draw:custom-shape>
          <draw:custom-shape draw:style-name="gr16" draw:text-style-name="P1" draw:layer="layout" svg:width="0.561cm" svg:height="1.06cm" svg:x="10.176cm" svg:y="0.651cm">
            <text:p/>
            <draw:enhanced-geometry svg:viewBox="0 0 21600 21600" draw:mirror-horizontal="false" draw:mirror-vertical="false" draw:type="rectangle" draw:enhanced-path="M 0 0 L 21600 0 21600 21600 0 21600 0 0 Z N"/>
          </draw:custom-shape>
          <draw:line draw:style-name="gr19" draw:text-style-name="P1" draw:layer="layout" svg:x1="9.104cm" svg:y1="1.203cm" svg:x2="15.581cm" svg:y2="1.203cm">
            <text:p/>
          </draw:line>
          <draw:custom-shape draw:style-name="gr20" draw:text-style-name="P1" draw:layer="layout" svg:width="0.487cm" svg:height="1.06cm" svg:x="10.737cm" svg:y="0.651cm">
            <text:p/>
            <draw:enhanced-geometry svg:viewBox="0 0 21600 21600" draw:mirror-horizontal="false" draw:mirror-vertical="false" draw:type="rectangle" draw:enhanced-path="M 0 0 L 21600 0 21600 21600 0 21600 0 0 Z N"/>
          </draw:custom-shape>
          <draw:custom-shape draw:style-name="gr21" draw:text-style-name="P1" draw:layer="layout" svg:width="0.52cm" svg:height="1.06cm" svg:x="11.224cm" svg:y="0.651cm">
            <text:p/>
            <draw:enhanced-geometry svg:viewBox="0 0 21600 21600" draw:mirror-horizontal="false" draw:mirror-vertical="false" draw:type="rectangle" draw:enhanced-path="M 0 0 L 21600 0 21600 21600 0 21600 0 0 Z N"/>
          </draw:custom-shape>
          <draw:custom-shape draw:style-name="gr21" draw:text-style-name="P1" draw:layer="layout" svg:width="0.662cm" svg:height="1.06cm" svg:x="11.744cm" svg:y="0.651cm">
            <text:p/>
            <draw:enhanced-geometry svg:viewBox="0 0 21600 21600" draw:mirror-horizontal="false" draw:mirror-vertical="false" draw:type="rectangle" draw:enhanced-path="M 0 0 L 21600 0 21600 21600 0 21600 0 0 Z N"/>
          </draw:custom-shape>
          <draw:custom-shape draw:style-name="gr16" draw:text-style-name="P1" draw:layer="layout" svg:width="0.558cm" svg:height="1.06cm" svg:x="12.406cm" svg:y="0.651cm">
            <text:p/>
            <draw:enhanced-geometry svg:viewBox="0 0 21600 21600" draw:mirror-horizontal="false" draw:mirror-vertical="false" draw:type="rectangle" draw:enhanced-path="M 0 0 L 21600 0 21600 21600 0 21600 0 0 Z N"/>
          </draw:custom-shape>
          <draw:custom-shape draw:style-name="gr20" draw:text-style-name="P1" draw:layer="layout" svg:width="0.509cm" svg:height="1.06cm" svg:x="12.964cm" svg:y="0.651cm">
            <text:p/>
            <draw:enhanced-geometry svg:viewBox="0 0 21600 21600" draw:mirror-horizontal="false" draw:mirror-vertical="false" draw:type="rectangle" draw:enhanced-path="M 0 0 L 21600 0 21600 21600 0 21600 0 0 Z N"/>
          </draw:custom-shape>
          <draw:custom-shape draw:style-name="gr21" draw:text-style-name="P1" draw:layer="layout" svg:width="0.584cm" svg:height="1.06cm" svg:x="13.473cm" svg:y="0.651cm">
            <text:p/>
            <draw:enhanced-geometry svg:viewBox="0 0 21600 21600" draw:mirror-horizontal="false" draw:mirror-vertical="false" draw:type="rectangle" draw:enhanced-path="M 0 0 L 21600 0 21600 21600 0 21600 0 0 Z N"/>
          </draw:custom-shape>
          <draw:custom-shape draw:style-name="gr16" draw:text-style-name="P1" draw:layer="layout" svg:width="0.527cm" svg:height="1.06cm" svg:x="14.057cm" svg:y="0.651cm">
            <text:p/>
            <draw:enhanced-geometry svg:viewBox="0 0 21600 21600" draw:mirror-horizontal="false" draw:mirror-vertical="false" draw:type="rectangle" draw:enhanced-path="M 0 0 L 21600 0 21600 21600 0 21600 0 0 Z N"/>
          </draw:custom-shape>
          <draw:custom-shape draw:style-name="gr20" draw:text-style-name="P1" draw:layer="layout" svg:width="0.503cm" svg:height="1.06cm" svg:x="14.584cm" svg:y="0.651cm">
            <text:p/>
            <draw:enhanced-geometry svg:viewBox="0 0 21600 21600" draw:mirror-horizontal="false" draw:mirror-vertical="false" draw:type="rectangle" draw:enhanced-path="M 0 0 L 21600 0 21600 21600 0 21600 0 0 Z N"/>
          </draw:custom-shape>
          <draw:custom-shape draw:style-name="gr21" draw:text-style-name="P1" draw:layer="layout" svg:width="0.494cm" svg:height="1.06cm" svg:x="15.087cm" svg:y="0.651cm">
            <text:p/>
            <draw:enhanced-geometry svg:viewBox="0 0 21600 21600" draw:mirror-horizontal="false" draw:mirror-vertical="false" draw:type="rectangle" draw:enhanced-path="M 0 0 L 21600 0 21600 21600 0 21600 0 0 Z N"/>
          </draw:custom-shape>
          <draw:custom-shape draw:style-name="gr18" draw:text-style-name="P1" draw:layer="layout" svg:width="1.568cm" svg:height="1.06cm" svg:x="10.176cm" svg:y="0.651cm">
            <text:p/>
            <draw:enhanced-geometry svg:viewBox="0 0 21600 21600" draw:mirror-horizontal="false" draw:mirror-vertical="false" draw:type="rectangle" draw:enhanced-path="M 0 0 L 21600 0 21600 21600 0 21600 0 0 Z N"/>
          </draw:custom-shape>
          <draw:custom-shape draw:style-name="gr18" draw:text-style-name="P1" draw:layer="layout" svg:width="1.644cm" svg:height="1.06cm" svg:x="12.413cm" svg:y="0.651cm">
            <text:p/>
            <draw:enhanced-geometry svg:viewBox="0 0 21600 21600" draw:mirror-horizontal="false" draw:mirror-vertical="false" draw:type="rectangle" draw:enhanced-path="M 0 0 L 21600 0 21600 21600 0 21600 0 0 Z N"/>
          </draw:custom-shape>
          <draw:custom-shape draw:style-name="gr18" draw:text-style-name="P1" draw:layer="layout" svg:width="1.524cm" svg:height="1.06cm" svg:x="14.057cm" svg:y="0.651cm">
            <text:p/>
            <draw:enhanced-geometry svg:viewBox="0 0 21600 21600" draw:mirror-horizontal="false" draw:mirror-vertical="false" draw:type="rectangle" draw:enhanced-path="M 0 0 L 21600 0 21600 21600 0 21600 0 0 Z N"/>
          </draw:custom-shape>
          <draw:custom-shape draw:style-name="gr18" draw:text-style-name="P1" draw:layer="layout" svg:width="0.662cm" svg:height="1.06cm" svg:x="11.744cm" svg:y="0.651cm">
            <text:p/>
            <draw:enhanced-geometry svg:viewBox="0 0 21600 21600" draw:mirror-horizontal="false" draw:mirror-vertical="false" draw:type="rectangle" draw:enhanced-path="M 0 0 L 21600 0 21600 21600 0 21600 0 0 Z N"/>
          </draw:custom-shape>
          <draw:frame draw:style-name="gr22" draw:text-style-name="P3" draw:layer="layout" svg:width="5.036cm" svg:height="0.666cm" svg:x="9.398cm" svg:y="0.127cm">
            <draw:text-box>
              <text:p><text:span text:style-name="T2">sorted cell-connections, links:</text:span></text:p>
            </draw:text-box>
          </draw:frame>
        </draw:g>
        <draw:g>
          <draw:custom-shape draw:style-name="gr23" draw:text-style-name="P1" draw:layer="layout" svg:width="1.573cm" svg:height="0.53cm" svg:x="7.354cm" svg:y="1.172cm">
            <text:p/>
            <draw:enhanced-geometry svg:viewBox="0 0 21600 21600" draw:mirror-horizontal="false" draw:mirror-vertical="false" draw:type="rectangle" draw:enhanced-path="M 0 0 L 21600 0 21600 21600 0 21600 0 0 Z N"/>
          </draw:custom-shape>
          <draw:custom-shape draw:style-name="gr24" draw:text-style-name="P1" draw:layer="layout" svg:width="1.518cm" svg:height="0.53cm" svg:x="2.782cm" svg:y="1.172cm">
            <text:p/>
            <draw:enhanced-geometry svg:viewBox="0 0 21600 21600" draw:mirror-horizontal="false" draw:mirror-vertical="false" draw:type="rectangle" draw:enhanced-path="M 0 0 L 21600 0 21600 21600 0 21600 0 0 Z N"/>
          </draw:custom-shape>
          <draw:custom-shape draw:style-name="gr25" draw:text-style-name="P1" draw:layer="layout" svg:width="1.518cm" svg:height="0.53cm" svg:x="4.306cm" svg:y="1.172cm">
            <text:p/>
            <draw:enhanced-geometry svg:viewBox="0 0 21600 21600" draw:mirror-horizontal="false" draw:mirror-vertical="false" draw:type="rectangle" draw:enhanced-path="M 0 0 L 21600 0 21600 21600 0 21600 0 0 Z N"/>
          </draw:custom-shape>
          <draw:custom-shape draw:style-name="gr26" draw:text-style-name="P1" draw:layer="layout" svg:width="1.518cm" svg:height="0.53cm" svg:x="5.83cm" svg:y="1.172cm">
            <text:p/>
            <draw:enhanced-geometry svg:viewBox="0 0 21600 21600" draw:mirror-horizontal="false" draw:mirror-vertical="false" draw:type="rectangle" draw:enhanced-path="M 0 0 L 21600 0 21600 21600 0 21600 0 0 Z N"/>
          </draw:custom-shape>
          <draw:custom-shape draw:style-name="gr27" draw:text-style-name="P1" draw:layer="layout" svg:width="1.518cm" svg:height="0.53cm" svg:x="5.83cm" svg:y="0.642cm">
            <text:p/>
            <draw:enhanced-geometry svg:viewBox="0 0 21600 21600" draw:mirror-horizontal="false" draw:mirror-vertical="false" draw:type="rectangle" draw:enhanced-path="M 0 0 L 21600 0 21600 21600 0 21600 0 0 Z N"/>
          </draw:custom-shape>
          <draw:custom-shape draw:style-name="gr28" draw:text-style-name="P1" draw:layer="layout" svg:width="1.518cm" svg:height="0.53cm" svg:x="4.306cm" svg:y="0.642cm">
            <text:p/>
            <draw:enhanced-geometry svg:viewBox="0 0 21600 21600" draw:mirror-horizontal="false" draw:mirror-vertical="false" draw:type="rectangle" draw:enhanced-path="M 0 0 L 21600 0 21600 21600 0 21600 0 0 Z N"/>
          </draw:custom-shape>
          <draw:custom-shape draw:style-name="gr29" draw:text-style-name="P1" draw:layer="layout" svg:width="1.518cm" svg:height="0.53cm" svg:x="2.782cm" svg:y="0.642cm">
            <text:p/>
            <draw:enhanced-geometry svg:viewBox="0 0 21600 21600" draw:mirror-horizontal="false" draw:mirror-vertical="false" draw:type="rectangle" draw:enhanced-path="M 0 0 L 21600 0 21600 21600 0 21600 0 0 Z N"/>
          </draw:custom-shape>
          <draw:frame draw:style-name="gr4" draw:layer="layout" svg:width="5.719cm" svg:height="0.47cm" svg:x="2.999cm" svg:y="0.702cm">
            <draw:object xlink:href="./Object 30" xlink:type="simple" xlink:show="embed" xlink:actuate="onLoad">
              <text:p/>
            </draw:object>
            <draw:image xlink:href="./ObjectReplacements/Object 30" xlink:type="simple" xlink:show="embed" xlink:actuate="onLoad"/>
          </draw:frame>
          <draw:frame draw:style-name="gr4" draw:layer="layout" svg:width="1.374cm" svg:height="0.47cm" svg:x="2.78cm" svg:y="1.216cm">
            <draw:object xlink:href="./Object 31" xlink:type="simple" xlink:show="embed" xlink:actuate="onLoad">
              <text:p/>
            </draw:object>
            <draw:image xlink:href="./ObjectReplacements/Object 31" xlink:type="simple" xlink:show="embed" xlink:actuate="onLoad"/>
          </draw:frame>
          <draw:frame draw:style-name="gr4" draw:layer="layout" svg:width="0.67cm" svg:height="0.53cm" svg:x="3.206cm" svg:y="0.103cm">
            <draw:object xlink:href="./Object 32" xlink:type="simple" xlink:show="embed" xlink:actuate="onLoad">
              <text:p/>
            </draw:object>
            <draw:image xlink:href="./ObjectReplacements/Object 32" xlink:type="simple" xlink:show="embed" xlink:actuate="onLoad"/>
          </draw:frame>
          <draw:frame draw:style-name="gr4" draw:layer="layout" svg:width="0.67cm" svg:height="0.53cm" svg:x="4.73cm" svg:y="0.081cm">
            <draw:object xlink:href="./Object 33" xlink:type="simple" xlink:show="embed" xlink:actuate="onLoad">
              <text:p/>
            </draw:object>
            <draw:image xlink:href="./ObjectReplacements/Object 33" xlink:type="simple" xlink:show="embed" xlink:actuate="onLoad"/>
          </draw:frame>
          <draw:frame draw:style-name="gr4" draw:layer="layout" svg:width="0.67cm" svg:height="0.53cm" svg:x="6.254cm" svg:y="0.081cm">
            <draw:object xlink:href="./Object 43" xlink:type="simple" xlink:show="embed" xlink:actuate="onLoad">
              <text:p/>
            </draw:object>
            <draw:image xlink:href="./ObjectReplacements/Object 43" xlink:type="simple" xlink:show="embed" xlink:actuate="onLoad"/>
          </draw:frame>
          <draw:frame draw:style-name="gr4" draw:layer="layout" svg:width="0.67cm" svg:height="0.53cm" svg:x="7.778cm" svg:y="0.103cm">
            <draw:object xlink:href="./Object 44" xlink:type="simple" xlink:show="embed" xlink:actuate="onLoad">
              <text:p/>
            </draw:object>
            <draw:image xlink:href="./ObjectReplacements/Object 44" xlink:type="simple" xlink:show="embed" xlink:actuate="onLoad"/>
          </draw:frame>
          <draw:frame draw:style-name="gr4" draw:layer="layout" svg:width="1.341cm" svg:height="0.47cm" svg:x="4.257cm" svg:y="1.232cm">
            <draw:object xlink:href="./Object 45" xlink:type="simple" xlink:show="embed" xlink:actuate="onLoad">
              <text:p/>
            </draw:object>
            <draw:image xlink:href="./ObjectReplacements/Object 45" xlink:type="simple" xlink:show="embed" xlink:actuate="onLoad"/>
          </draw:frame>
          <draw:frame draw:style-name="gr4" draw:layer="layout" svg:width="1.385cm" svg:height="0.47cm" svg:x="5.828cm" svg:y="1.232cm">
            <draw:object xlink:href="./Object 46" xlink:type="simple" xlink:show="embed" xlink:actuate="onLoad">
              <text:p/>
            </draw:object>
            <draw:image xlink:href="./ObjectReplacements/Object 46" xlink:type="simple" xlink:show="embed" xlink:actuate="onLoad"/>
          </draw:frame>
          <draw:custom-shape draw:style-name="gr30" draw:text-style-name="P1" draw:layer="layout" svg:width="1.573cm" svg:height="0.53cm" svg:x="7.355cm" svg:y="0.642cm">
            <text:p/>
            <draw:enhanced-geometry svg:viewBox="0 0 21600 21600" draw:mirror-horizontal="false" draw:mirror-vertical="false" draw:type="rectangle" draw:enhanced-path="M 0 0 L 21600 0 21600 21600 0 21600 0 0 Z N"/>
          </draw:custom-shape>
          <draw:frame draw:style-name="gr4" draw:layer="layout" svg:width="1.353cm" svg:height="0.47cm" svg:x="7.355cm" svg:y="1.232cm">
            <draw:object xlink:href="./Object 47" xlink:type="simple" xlink:show="embed" xlink:actuate="onLoad">
              <text:p/>
            </draw:object>
            <draw:image xlink:href="./ObjectReplacements/Object 47" xlink:type="simple" xlink:show="embed" xlink:actuate="onLoad"/>
          </draw:frame>
          <draw:frame draw:style-name="gr22" draw:text-style-name="P3" draw:layer="layout" svg:width="1.738cm" svg:height="0.666cm" svg:x="1.156cm" svg:y="1.106cm">
            <draw:text-box>
              <text:p><text:span text:style-name="T2">cell-ids:</text:span></text:p>
            </draw:text-box>
          </draw:frame>
          <draw:frame draw:style-name="gr22" draw:text-style-name="P3" draw:layer="layout" svg:width="3.097cm" svg:height="0.666cm" svg:x="-0.22cm" svg:y="0.589cm">
            <draw:text-box>
              <text:p><text:span text:style-name="T2">cell-connections:</text:span></text:p>
            </draw:text-box>
          </draw:frame>
        </draw:g>
        <draw:custom-shape draw:style-name="gr31" draw:text-style-name="P1" draw:layer="layout" svg:width="3.81cm" svg:height="0.531cm" svg:x="17.631cm" svg:y="1.142cm">
          <text:p/>
          <draw:enhanced-geometry svg:viewBox="0 0 21600 21600" draw:mirror-horizontal="false" draw:mirror-vertical="false" draw:type="rectangle" draw:enhanced-path="M 0 0 L 21600 0 21600 21600 0 21600 0 0 Z N"/>
        </draw:custom-shape>
        <draw:line draw:style-name="gr19" draw:text-style-name="P1" draw:layer="layout" svg:x1="17.631cm" svg:y1="1.142cm" svg:x2="21.441cm" svg:y2="1.142cm">
          <text:p/>
        </draw:line>
        <draw:frame draw:style-name="gr22" draw:text-style-name="P3" draw:layer="layout" svg:width="2.428cm" svg:height="0.666cm" svg:x="15.405cm" svg:y="1.038cm">
          <draw:text-box>
            <text:p><text:span text:style-name="T2">links-offsets:</text:span></text:p>
          </draw:text-box>
        </draw:frame>
        <draw:frame draw:style-name="gr4" draw:layer="layout" svg:width="3.577cm" svg:height="0.47cm" svg:x="17.66cm" svg:y="1.18cm">
          <draw:object xlink:href="./Object 37" xlink:type="simple" xlink:show="embed" xlink:actuate="onLoad">
            <text:p/>
          </draw:object>
          <draw:image xlink:href="./ObjectReplacements/Object 37" xlink:type="simple" xlink:show="embed" xlink:actuate="onLoad"/>
        </draw:frame>
        <draw:custom-shape draw:style-name="gr31" draw:text-style-name="P1" draw:layer="layout" svg:width="3.81cm" svg:height="0.508cm" svg:x="11.718cm" svg:y="1.807cm">
          <text:p/>
          <draw:enhanced-geometry svg:viewBox="0 0 21600 21600" draw:mirror-horizontal="false" draw:mirror-vertical="false" draw:type="rectangle" draw:enhanced-path="M 0 0 L 21600 0 21600 21600 0 21600 0 0 Z N"/>
        </draw:custom-shape>
        <draw:frame draw:style-name="gr22" draw:text-style-name="P3" draw:layer="layout" svg:width="2.449cm" svg:height="0.666cm" svg:x="9.445cm" svg:y="1.703cm">
          <draw:text-box>
            <text:p><text:span text:style-name="T2">links-counts:</text:span></text:p>
          </draw:text-box>
        </draw:frame>
        <draw:frame draw:style-name="gr4" draw:layer="layout" svg:width="3.56cm" svg:height="0.47cm" svg:x="11.747cm" svg:y="1.845cm">
          <draw:object xlink:href="./Object 48" xlink:type="simple" xlink:show="embed" xlink:actuate="onLoad">
            <text:p/>
          </draw:object>
          <draw:image xlink:href="./ObjectReplacements/Object 48" xlink:type="simple" xlink:show="embed" xlink:actuate="onLoad"/>
        </draw:frame>
        <draw:line draw:style-name="gr19" draw:text-style-name="P1" draw:layer="layout" svg:x1="11.718cm" svg:y1="2.315cm" svg:x2="15.528cm" svg:y2="2.315cm">
          <text:p/>
        </draw:line>
        <draw:g>
          <draw:polygon draw:style-name="gr1" draw:text-style-name="P1" draw:layer="layout" svg:width="2.15cm" svg:height="0.938cm" svg:x="16.481cm" svg:y="4.624cm" svg:viewBox="0 0 2151 939" draw:points="0,196 2151,0 1056,939">
            <text:p/>
          </draw:polygon>
          <draw:polygon draw:style-name="gr2" draw:text-style-name="P1" draw:layer="layout" svg:width="1.055cm" svg:height="2.424cm" svg:x="16.481cm" svg:y="4.819cm" svg:viewBox="0 0 1056 2425" draw:points="0,0 743,2425 1056,743">
            <text:p/>
          </draw:polygon>
          <draw:polygon draw:style-name="gr3" draw:text-style-name="P1" draw:layer="layout" svg:width="1.407cm" svg:height="2.62cm" svg:x="17.225cm" svg:y="4.624cm" svg:viewBox="0 0 1408 2621" draw:points="1408,0 0,2621 313,939">
            <text:p/>
          </draw:polygon>
          <draw:frame draw:style-name="gr4" draw:layer="layout" svg:width="0.655cm" svg:height="0.53cm" svg:x="15.748cm" svg:y="4.423cm">
            <draw:object xlink:href="./Object 2" xlink:type="simple" xlink:show="embed" xlink:actuate="onLoad">
              <text:p/>
            </draw:object>
            <draw:image xlink:href="./ObjectReplacements/Object 2" xlink:type="simple" xlink:show="embed" xlink:actuate="onLoad"/>
          </draw:frame>
          <draw:frame draw:style-name="gr4" draw:layer="layout" svg:width="0.655cm" svg:height="0.53cm" svg:x="18.542cm" svg:y="4.064cm">
            <draw:object xlink:href="./Object 1" xlink:type="simple" xlink:show="embed" xlink:actuate="onLoad">
              <text:p/>
            </draw:object>
            <draw:image xlink:href="./ObjectReplacements/Object 1" xlink:type="simple" xlink:show="embed" xlink:actuate="onLoad"/>
          </draw:frame>
          <draw:frame draw:style-name="gr4" draw:layer="layout" svg:width="0.655cm" svg:height="0.53cm" svg:x="16.765cm" svg:y="5.15cm">
            <draw:object xlink:href="./Object 3" xlink:type="simple" xlink:show="embed" xlink:actuate="onLoad">
              <text:p/>
            </draw:object>
            <draw:image xlink:href="./ObjectReplacements/Object 3" xlink:type="simple" xlink:show="embed" xlink:actuate="onLoad"/>
          </draw:frame>
          <draw:frame draw:style-name="gr4" draw:layer="layout" svg:width="0.655cm" svg:height="0.53cm" svg:x="16.621cm" svg:y="7.112cm">
            <draw:object xlink:href="./Object 4" xlink:type="simple" xlink:show="embed" xlink:actuate="onLoad">
              <text:p/>
            </draw:object>
            <draw:image xlink:href="./ObjectReplacements/Object 4" xlink:type="simple" xlink:show="embed" xlink:actuate="onLoad"/>
          </draw:frame>
          <draw:frame draw:style-name="gr4" draw:layer="layout" svg:width="0.67cm" svg:height="0.53cm" svg:x="17.165cm" svg:y="4.702cm">
            <draw:object xlink:href="./Object 5" xlink:type="simple" xlink:show="embed" xlink:actuate="onLoad">
              <text:p/>
            </draw:object>
            <draw:image xlink:href="./ObjectReplacements/Object 5" xlink:type="simple" xlink:show="embed" xlink:actuate="onLoad"/>
          </draw:frame>
          <draw:frame draw:style-name="gr4" draw:layer="layout" svg:width="0.67cm" svg:height="0.53cm" svg:x="16.784cm" svg:y="5.842cm">
            <draw:object xlink:href="./Object 6" xlink:type="simple" xlink:show="embed" xlink:actuate="onLoad">
              <text:p/>
            </draw:object>
            <draw:image xlink:href="./ObjectReplacements/Object 6" xlink:type="simple" xlink:show="embed" xlink:actuate="onLoad"/>
          </draw:frame>
          <draw:frame draw:style-name="gr4" draw:layer="layout" svg:width="0.67cm" svg:height="0.53cm" svg:x="17.323cm" svg:y="5.595cm">
            <draw:object xlink:href="./Object 7" xlink:type="simple" xlink:show="embed" xlink:actuate="onLoad">
              <text:p/>
            </draw:object>
            <draw:image xlink:href="./ObjectReplacements/Object 7" xlink:type="simple" xlink:show="embed" xlink:actuate="onLoad"/>
          </draw:frame>
          <draw:frame draw:style-name="gr4" draw:layer="layout" svg:width="0.67cm" svg:height="0.53cm" svg:x="18.435cm" svg:y="5.693cm">
            <draw:object xlink:href="./Object 8" xlink:type="simple" xlink:show="embed" xlink:actuate="onLoad">
              <text:p/>
            </draw:object>
            <draw:image xlink:href="./ObjectReplacements/Object 8" xlink:type="simple" xlink:show="embed" xlink:actuate="onLoad"/>
          </draw:frame>
          <draw:polygon draw:style-name="gr5" draw:text-style-name="P1" draw:layer="layout" svg:width="3.01cm" svg:height="2.62cm" svg:x="17.225cm" svg:y="4.624cm" svg:viewBox="0 0 3011 2621" draw:points="1408,0 0,2621 3011,1643">
            <text:p/>
          </draw:polygon>
          <draw:custom-shape draw:style-name="gr6" draw:text-style-name="P1" draw:layer="layout" svg:width="0.235cm" svg:height="0.234cm" svg:x="17.107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16.364cm" svg:y="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5cm" svg:x="18.515cm" svg:y="4.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4cm" svg:height="0.235cm" svg:x="17.42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35cm" svg:height="0.234cm" svg:x="20.11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0.574cm" svg:height="0.315cm" draw:transform="rotate (-1.09187798004863) translate (16.753cm 4.825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0.248185819634734) translate (16.676cm 4.702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2.9368655323303) translate (20.122cm 6.404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2.77350271434485) translate (18.554cm 4.784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2.23210158037631) translate (18.669cm 4.817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2.77350271434485) translate (18.555cm 4.785cm)">
          <text:p/>
          <draw:enhanced-geometry svg:viewBox="0 0 21600 21600" draw:mirror-horizontal="false" draw:mirror-vertical="false"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1.32854462661902) translate (18.785cm 4.699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3cm" svg:height="0.316cm" draw:transform="rotate (-1.87587988004434) translate (17.633cm 6.624cm)">
          <text:p/>
          <draw:enhanced-geometry svg:viewBox="0 0 21600 21600" draw:mirror-horizontal="true" draw:mirror-vertical="true"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5cm" svg:height="0.315cm" draw:transform="rotate (-2.50751453634097) translate (17.907cm 6.982cm)">
          <text:p/>
          <draw:enhanced-geometry svg:viewBox="0 0 21600 21600" draw:mirror-horizontal="true" draw:mirror-vertical="true"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574cm" svg:height="0.315cm" draw:transform="rotate (-1.32854462661902) translate (17.242cm 6.481cm)">
          <text:p/>
          <draw:enhanced-geometry svg:viewBox="0 0 21600 21600" draw:mirror-horizontal="true" draw:mirror-vertical="true"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356cm" svg:height="0.315cm" draw:transform="rotate (-2.41204502625689) translate (17.537cm 5.746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382cm" svg:height="0.315cm" draw:transform="rotate (1.95511782808368) translate (17.368cm 5.511cm)">
          <text:p/>
          <draw:enhanced-geometry svg:viewBox="0 0 21600 21600" draw:mirror-horizontal="false" draw:mirror-vertical="false"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0.355cm" svg:height="0.315cm" draw:transform="rotate (-0.35674529910876) translate (17.701cm 5.423cm)">
          <text:p/>
          <draw:enhanced-geometry svg:viewBox="0 0 21600 21600" draw:text-areas="0 ?f0 ?f5 ?f2" draw:type="right-arrow" draw:modifiers="11704.7120418848 72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layer="layout" svg:width="0.655cm" svg:height="0.53cm" svg:x="6.604cm" svg:y="5.693cm">
          <draw:object xlink:href="./Object 49" xlink:type="simple" xlink:show="embed" xlink:actuate="onLoad">
            <text:p/>
          </draw:object>
          <draw:image xlink:href="./ObjectReplacements/Object 49" xlink:type="simple" xlink:show="embed" xlink:actuate="onLoad"/>
        </draw:frame>
        <draw:frame draw:style-name="gr4" draw:layer="layout" svg:width="0.655cm" svg:height="0.53cm" svg:x="20.046cm" svg:y="5.693cm">
          <draw:object xlink:href="./Object 15" xlink:type="simple" xlink:show="embed" xlink:actuate="onLoad">
            <text:p/>
          </draw:object>
          <draw:image xlink:href="./ObjectReplacements/Object 15"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8.0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ob Miller</meta:initial-creator>
    <meta:creation-date>2012-03-28T22:32:09</meta:creation-date>
    <dc:date>2012-06-19T16:03:16</dc:date>
    <meta:editing-duration>PT17H50M11S</meta:editing-duration>
    <meta:editing-cycles>16</meta:editing-cycles>
    <meta:generator>OpenOffice.org/3.4$Unix OpenOffice.org_project/340m1$Build-9590</meta:generator>
    <meta:document-statistic meta:object-count="159"/>
  </office:meta>
</office:document-meta>
</file>

<file path=Object 1/content.xml><?xml version="1.0" encoding="utf-8"?>
<math xmlns="http://www.w3.org/1998/Math/MathML">
  <semantics>
    <mrow>
      <mstyle color="green">
        <mrow>
          <msub>
            <mi>V</mi>
            <mrow>
              <mn>1</mn>
            </mrow>
          </msub>
        </mrow>
      </mstyle>
    </mrow>
    <annotation encoding="StarMath 5.0">color green V_{1}

</annotation>
  </semantics>
</math>
</file>

<file path=Object 10/content.xml><?xml version="1.0" encoding="utf-8"?>
<math xmlns="http://www.w3.org/1998/Math/MathML">
  <semantics>
    <mrow>
      <mstyle color="black">
        <mrow>
          <mn>0,</mn>
        </mrow>
      </mstyle>
      <mn>1</mn>
    </mrow>
    <annotation encoding="StarMath 5.0">color black 0, 1



</annotation>
  </semantics>
</math>
</file>

<file path=Object 11/content.xml><?xml version="1.0" encoding="utf-8"?>
<math xmlns="http://www.w3.org/1998/Math/MathML">
  <semantics>
    <mrow>
      <mstyle color="black">
        <mrow>
          <mn>3</mn>
        </mrow>
      </mstyle>
    </mrow>
    <annotation encoding="StarMath 5.0">color black 3




</annotation>
  </semantics>
</math>
</file>

<file path=Object 12/content.xml><?xml version="1.0" encoding="utf-8"?>
<math xmlns="http://www.w3.org/1998/Math/MathML">
  <semantics>
    <mrow>
      <mstyle color="black">
        <mrow>
          <mn>0,</mn>
        </mrow>
      </mstyle>
      <mn>2,</mn>
    </mrow>
    <annotation encoding="StarMath 5.0">color black 0, 2,




</annotation>
  </semantics>
</math>
</file>

<file path=Object 13/content.xml><?xml version="1.0" encoding="utf-8"?>
<math xmlns="http://www.w3.org/1998/Math/MathML">
  <semantics>
    <mrow>
      <mstyle color="green">
        <mrow>
          <msub>
            <mi>V</mi>
            <mrow>
              <mn>0</mn>
            </mrow>
          </msub>
        </mrow>
      </mstyle>
    </mrow>
    <annotation encoding="StarMath 5.0">color green V_{0}

</annotation>
  </semantics>
</math>
</file>

<file path=Object 14/content.xml><?xml version="1.0" encoding="utf-8"?>
<math xmlns="http://www.w3.org/1998/Math/MathML">
  <semantics>
    <mrow>
      <mstyle color="green">
        <mrow>
          <msub>
            <mi>V</mi>
            <mrow>
              <mn>1</mn>
            </mrow>
          </msub>
        </mrow>
      </mstyle>
    </mrow>
    <annotation encoding="StarMath 5.0">color green V_{1}

</annotation>
  </semantics>
</math>
</file>

<file path=Object 15/content.xml><?xml version="1.0" encoding="utf-8"?>
<math xmlns="http://www.w3.org/1998/Math/MathML">
  <semantics>
    <mrow>
      <mstyle color="green">
        <mrow>
          <msub>
            <mi>V</mi>
            <mrow>
              <mn>2</mn>
            </mrow>
          </msub>
        </mrow>
      </mstyle>
    </mrow>
    <annotation encoding="StarMath 5.0">color green V_{2}

</annotation>
  </semantics>
</math>
</file>

<file path=Object 16/content.xml><?xml version="1.0" encoding="utf-8"?>
<math xmlns="http://www.w3.org/1998/Math/MathML">
  <semantics>
    <mrow>
      <mstyle color="green">
        <mrow>
          <msub>
            <mi>V</mi>
            <mrow>
              <mn>4</mn>
            </mrow>
          </msub>
        </mrow>
      </mstyle>
    </mrow>
    <annotation encoding="StarMath 5.0">color green V_{4}

</annotation>
  </semantics>
</math>
</file>

<file path=Object 17/content.xml><?xml version="1.0" encoding="utf-8"?>
<math xmlns="http://www.w3.org/1998/Math/MathML">
  <semantics>
    <mrow>
      <mstyle color="green">
        <mrow>
          <msub>
            <mi>V</mi>
            <mrow>
              <mn>3</mn>
            </mrow>
          </msub>
        </mrow>
      </mstyle>
    </mrow>
    <annotation encoding="StarMath 5.0">color green V_{3}

</annotation>
  </semantics>
</math>
</file>

<file path=Object 18/content.xml><?xml version="1.0" encoding="utf-8"?>
<math xmlns="http://www.w3.org/1998/Math/MathML">
  <semantics>
    <mrow>
      <mstyle color="black">
        <mrow>
          <mn>3</mn>
        </mrow>
      </mstyle>
    </mrow>
    <annotation encoding="StarMath 5.0">color black 3




</annotation>
  </semantics>
</math>
</file>

<file path=Object 19/content.xml><?xml version="1.0" encoding="utf-8"?>
<math xmlns="http://www.w3.org/1998/Math/MathML">
  <semantics>
    <mrow>
      <mstyle color="green">
        <mrow>
          <msub>
            <mi>V</mi>
            <mrow>
              <mn>0</mn>
            </mrow>
          </msub>
        </mrow>
      </mstyle>
    </mrow>
    <annotation encoding="StarMath 5.0">color green V_{0}

</annotation>
  </semantics>
</math>
</file>

<file path=Object 2/content.xml><?xml version="1.0" encoding="utf-8"?>
<math xmlns="http://www.w3.org/1998/Math/MathML">
  <semantics>
    <mrow>
      <mstyle color="green">
        <mrow>
          <msub>
            <mi>V</mi>
            <mrow>
              <mn>0</mn>
            </mrow>
          </msub>
        </mrow>
      </mstyle>
    </mrow>
    <annotation encoding="StarMath 5.0">color green V_{0}

</annotation>
  </semantics>
</math>
</file>

<file path=Object 20/content.xml><?xml version="1.0" encoding="utf-8"?>
<math xmlns="http://www.w3.org/1998/Math/MathML">
  <semantics>
    <mrow>
      <mstyle color="black">
        <mrow>
          <mn>0,</mn>
        </mrow>
      </mstyle>
      <mn>1,</mn>
    </mrow>
    <annotation encoding="StarMath 5.0">color black 0, 1,



</annotation>
  </semantics>
</math>
</file>

<file path=Object 21/content.xml><?xml version="1.0" encoding="utf-8"?>
<math xmlns="http://www.w3.org/1998/Math/MathML">
  <semantics>
    <mrow>
      <mstyle color="black">
        <mrow>
          <mn>3</mn>
        </mrow>
      </mstyle>
    </mrow>
    <annotation encoding="StarMath 5.0">color black 3




</annotation>
  </semantics>
</math>
</file>

<file path=Object 22/content.xml><?xml version="1.0" encoding="utf-8"?>
<math xmlns="http://www.w3.org/1998/Math/MathML">
  <semantics>
    <mrow>
      <mstyle color="black">
        <mrow>
          <msub>
            <mi>F</mi>
            <mn>1</mn>
          </msub>
        </mrow>
      </mstyle>
    </mrow>
    <annotation encoding="StarMath 5.0">color black F_1


</annotation>
  </semantics>
</math>
</file>

<file path=Object 23/content.xml><?xml version="1.0" encoding="utf-8"?>
<math xmlns="http://www.w3.org/1998/Math/MathML">
  <semantics>
    <mrow>
      <mstyle color="black">
        <mrow>
          <msub>
            <mi>F</mi>
            <mn>0</mn>
          </msub>
        </mrow>
      </mstyle>
    </mrow>
    <annotation encoding="StarMath 5.0">color black F_0


</annotation>
  </semantics>
</math>
</file>

<file path=Object 24/content.xml><?xml version="1.0" encoding="utf-8"?>
<math xmlns="http://www.w3.org/1998/Math/MathML">
  <semantics>
    <mrow>
      <mstyle color="black">
        <mrow>
          <msub>
            <mi>F</mi>
            <mn>2</mn>
          </msub>
        </mrow>
      </mstyle>
    </mrow>
    <annotation encoding="StarMath 5.0">color black F_2


</annotation>
  </semantics>
</math>
</file>

<file path=Object 25/content.xml><?xml version="1.0" encoding="utf-8"?>
<math xmlns="http://www.w3.org/1998/Math/MathML">
  <semantics>
    <mrow>
      <mstyle color="black">
        <mrow>
          <msub>
            <mi>F</mi>
            <mn>3</mn>
          </msub>
        </mrow>
      </mstyle>
    </mrow>
    <annotation encoding="StarMath 5.0">color black F_3


</annotation>
  </semantics>
</math>
</file>

<file path=Object 26/content.xml><?xml version="1.0" encoding="utf-8"?>
<math xmlns="http://www.w3.org/1998/Math/MathML">
  <semantics>
    <mrow>
      <mstyle color="green">
        <mrow>
          <msub>
            <mi>V</mi>
            <mrow>
              <mn>1</mn>
            </mrow>
          </msub>
        </mrow>
      </mstyle>
    </mrow>
    <annotation encoding="StarMath 5.0">color green V_{1}

</annotation>
  </semantics>
</math>
</file>

<file path=Object 27/content.xml><?xml version="1.0" encoding="utf-8"?>
<math xmlns="http://www.w3.org/1998/Math/MathML">
  <semantics>
    <mrow>
      <mstyle color="green">
        <mrow>
          <msub>
            <mi>V</mi>
            <mrow>
              <mn>4</mn>
            </mrow>
          </msub>
        </mrow>
      </mstyle>
    </mrow>
    <annotation encoding="StarMath 5.0">color green V_{4}

</annotation>
  </semantics>
</math>
</file>

<file path=Object 28/content.xml><?xml version="1.0" encoding="utf-8"?>
<math xmlns="http://www.w3.org/1998/Math/MathML">
  <semantics>
    <mrow>
      <mstyle color="black">
        <mrow>
          <mn>2</mn>
        </mrow>
      </mstyle>
    </mrow>
    <annotation encoding="StarMath 5.0">color black 2




</annotation>
  </semantics>
</math>
</file>

<file path=Object 29/content.xml><?xml version="1.0" encoding="utf-8"?>
<math xmlns="http://www.w3.org/1998/Math/MathML">
  <semantics>
    <mrow>
      <mstyle color="green">
        <mrow>
          <msub>
            <mi>V</mi>
            <mrow>
              <mn>3</mn>
            </mrow>
          </msub>
        </mrow>
      </mstyle>
    </mrow>
    <annotation encoding="StarMath 5.0">color green V_{3}

</annotation>
  </semantics>
</math>
</file>

<file path=Object 3/content.xml><?xml version="1.0" encoding="utf-8"?>
<math xmlns="http://www.w3.org/1998/Math/MathML">
  <semantics>
    <mrow>
      <mstyle color="green">
        <mrow>
          <msub>
            <mi>V</mi>
            <mrow>
              <mn>4</mn>
            </mrow>
          </msub>
        </mrow>
      </mstyle>
    </mrow>
    <annotation encoding="StarMath 5.0">color green V_{4}

</annotation>
  </semantics>
</math>
</file>

<file path=Object 30/content.xml><?xml version="1.0" encoding="utf-8"?>
<math xmlns="http://www.w3.org/1998/Math/MathML">
  <semantics>
    <mrow>
      <mstyle color="black">
        <mrow>
          <mrow>
            <mn>0,</mn>
            <mn>3,</mn>
            <mn>4</mn>
            <mi/>
            <mrow/>
            <mrow/>
            <mn>0,</mn>
            <mn>4,</mn>
            <mn>1</mn>
            <mi/>
            <mn>1,</mn>
            <mn>4,</mn>
            <mn>3</mn>
            <mrow/>
            <mrow/>
            <mrow/>
            <mrow/>
            <mi/>
            <mn>1,</mn>
            <mn>3,</mn>
            <mn>2</mn>
          </mrow>
        </mrow>
      </mstyle>
    </mrow>
    <annotation encoding="StarMath 5.0">color black {0, 3, 4~~{}{}0, 4, 1~~~1, 4, 3 {}{}{}{}~~1, 3, 2}</annotation>
  </semantics>
</math>
</file>

<file path=Object 31/content.xml><?xml version="1.0" encoding="utf-8"?>
<math xmlns="http://www.w3.org/1998/Math/MathML">
  <semantics>
    <mrow>
      <mstyle color="blue">
        <mrow>
          <mrow>
            <mi/>
            <mn>0,</mn>
            <mn>0,</mn>
            <mn>0</mn>
          </mrow>
        </mrow>
      </mstyle>
    </mrow>
    <annotation encoding="StarMath 5.0">color blue {~0, 0, 0}</annotation>
  </semantics>
</math>
</file>

<file path=Object 32/content.xml><?xml version="1.0" encoding="utf-8"?>
<math xmlns="http://www.w3.org/1998/Math/MathML">
  <semantics>
    <mrow>
      <mstyle color="black">
        <mrow>
          <msub>
            <mi>F</mi>
            <mn>0</mn>
          </msub>
        </mrow>
      </mstyle>
    </mrow>
    <annotation encoding="StarMath 5.0">color black F_0


</annotation>
  </semantics>
</math>
</file>

<file path=Object 33/content.xml><?xml version="1.0" encoding="utf-8"?>
<math xmlns="http://www.w3.org/1998/Math/MathML">
  <semantics>
    <mrow>
      <mstyle color="black">
        <mrow>
          <msub>
            <mi>F</mi>
            <mn>1</mn>
          </msub>
        </mrow>
      </mstyle>
    </mrow>
    <annotation encoding="StarMath 5.0">color black F_1


</annotation>
  </semantics>
</math>
</file>

<file path=Object 34/content.xml><?xml version="1.0" encoding="utf-8"?>
<math xmlns="http://www.w3.org/1998/Math/MathML">
  <semantics>
    <mrow>
      <mn>0,</mn>
      <mrow/>
      <mrow/>
      <mrow/>
      <mn>0,</mn>
      <mi/>
      <mn>1,</mn>
      <mi/>
      <mn>1,</mn>
      <mrow/>
      <mrow/>
      <mrow/>
      <mn>1,</mn>
      <mi/>
      <mn>2,</mn>
      <mi/>
      <mrow/>
      <mrow/>
      <mn>3,</mn>
      <mrow/>
      <mrow/>
      <mrow/>
      <mn>3,</mn>
      <mi/>
      <mn>3,</mn>
      <mrow/>
      <mrow/>
      <mrow/>
      <mn>4,</mn>
      <mi/>
      <mn>4,</mn>
      <mrow/>
      <mrow/>
      <mrow/>
      <mn>4</mn>
    </mrow>
    <annotation encoding="StarMath 5.0">0,{}{}{}0,~1,~1,{}{}{}1,~2,~{}{}3,{}{}{}3,~3,{}{}{}4,~4,{}{}{}4
</annotation>
  </semantics>
</math>
</file>

<file path=Object 35/content.xml><?xml version="1.0" encoding="utf-8"?>
<math xmlns="http://www.w3.org/1998/Math/MathML">
  <semantics>
    <mrow>
      <mstyle color="blue">
        <mrow>
          <mrow>
            <mn>0,</mn>
            <mrow/>
            <mrow/>
            <mrow/>
            <mn>1,</mn>
            <mi/>
            <mn>1,</mn>
            <mrow/>
            <mrow/>
            <mrow/>
            <mn>2,</mn>
            <mrow/>
            <mrow/>
            <mrow/>
            <mn>3,</mn>
            <mi/>
            <mn>3,</mn>
            <mi/>
            <mrow/>
            <mrow/>
            <mn>0,</mn>
            <mi/>
            <mn>2,</mn>
            <mi/>
            <mn>3,</mn>
            <mrow/>
            <mrow/>
            <mn>0,</mn>
            <mi/>
            <mn>1,</mn>
            <mi/>
            <mn>2</mn>
          </mrow>
        </mrow>
      </mstyle>
    </mrow>
    <annotation encoding="StarMath 5.0">color blue {0, {}{}{}1, ~1, {}{}{}2, {}{}{}3, ~3, ~{}{}0, ~2, ~3, {}{}0, ~1, ~2}</annotation>
  </semantics>
</math>
</file>

<file path=Object 36/content.xml><?xml version="1.0" encoding="utf-8"?>
<math xmlns="http://www.w3.org/1998/Math/MathML">
  <semantics>
    <mrow>
      <mstyle color="black">
        <mrow>
          <msub>
            <mi>F</mi>
            <mn>1</mn>
          </msub>
        </mrow>
      </mstyle>
    </mrow>
    <annotation encoding="StarMath 5.0">color black F_1


</annotation>
  </semantics>
</math>
</file>

<file path=Object 37/content.xml><?xml version="1.0" encoding="utf-8"?>
<math xmlns="http://www.w3.org/1998/Math/MathML">
  <semantics>
    <mrow>
      <mstyle color="black">
        <mrow>
          <mrow>
            <mn>0,</mn>
            <mi/>
            <mrow/>
            <mn>2,</mn>
            <mi/>
            <mrow/>
            <mn>5,</mn>
            <mi/>
            <mrow/>
            <mn>6,</mn>
            <mi/>
            <mrow/>
            <mn>9</mn>
          </mrow>
        </mrow>
      </mstyle>
    </mrow>
    <annotation encoding="StarMath 5.0">color black {0,~~{}2,~~{}5,~~{}6,~~{}9}</annotation>
  </semantics>
</math>
</file>

<file path=Object 38/content.xml><?xml version="1.0" encoding="utf-8"?>
<math xmlns="http://www.w3.org/1998/Math/MathML">
  <semantics>
    <mrow>
      <mstyle color="black">
        <mrow>
          <msub>
            <mi>F</mi>
            <mn>0</mn>
          </msub>
        </mrow>
      </mstyle>
    </mrow>
    <annotation encoding="StarMath 5.0">color black F_0


</annotation>
  </semantics>
</math>
</file>

<file path=Object 39/content.xml><?xml version="1.0" encoding="utf-8"?>
<math xmlns="http://www.w3.org/1998/Math/MathML">
  <semantics>
    <mrow>
      <mstyle color="black">
        <mrow>
          <msub>
            <mi>F</mi>
            <mn>2</mn>
          </msub>
        </mrow>
      </mstyle>
    </mrow>
    <annotation encoding="StarMath 5.0">color black F_2


</annotation>
  </semantics>
</math>
</file>

<file path=Object 4/content.xml><?xml version="1.0" encoding="utf-8"?>
<math xmlns="http://www.w3.org/1998/Math/MathML">
  <semantics>
    <mrow>
      <mstyle color="green">
        <mrow>
          <msub>
            <mi>V</mi>
            <mrow>
              <mn>3</mn>
            </mrow>
          </msub>
        </mrow>
      </mstyle>
    </mrow>
    <annotation encoding="StarMath 5.0">color green V_{3}

</annotation>
  </semantics>
</math>
</file>

<file path=Object 40/content.xml><?xml version="1.0" encoding="utf-8"?>
<math xmlns="http://www.w3.org/1998/Math/MathML">
  <semantics>
    <mrow>
      <mstyle color="black">
        <mrow>
          <msub>
            <mi>F</mi>
            <mn>3</mn>
          </msub>
        </mrow>
      </mstyle>
    </mrow>
    <annotation encoding="StarMath 5.0">color black F_3


</annotation>
  </semantics>
</math>
</file>

<file path=Object 42/content.xml><?xml version="1.0" encoding="utf-8"?>
<math xmlns="http://www.w3.org/1998/Math/MathML">
  <semantics>
    <mrow>
      <mstyle color="green">
        <mrow>
          <msub>
            <mi>V</mi>
            <mrow>
              <mn>2</mn>
            </mrow>
          </msub>
        </mrow>
      </mstyle>
    </mrow>
    <annotation encoding="StarMath 5.0">color green V_{2}

</annotation>
  </semantics>
</math>
</file>

<file path=Object 43/content.xml><?xml version="1.0" encoding="utf-8"?>
<math xmlns="http://www.w3.org/1998/Math/MathML">
  <semantics>
    <mrow>
      <mstyle color="black">
        <mrow>
          <msub>
            <mi>F</mi>
            <mn>2</mn>
          </msub>
        </mrow>
      </mstyle>
    </mrow>
    <annotation encoding="StarMath 5.0">color black F_2


</annotation>
  </semantics>
</math>
</file>

<file path=Object 44/content.xml><?xml version="1.0" encoding="utf-8"?>
<math xmlns="http://www.w3.org/1998/Math/MathML">
  <semantics>
    <mrow>
      <mstyle color="black">
        <mrow>
          <msub>
            <mi>F</mi>
            <mn>3</mn>
          </msub>
        </mrow>
      </mstyle>
    </mrow>
    <annotation encoding="StarMath 5.0">color black F_3


</annotation>
  </semantics>
</math>
</file>

<file path=Object 45/content.xml><?xml version="1.0" encoding="utf-8"?>
<math xmlns="http://www.w3.org/1998/Math/MathML">
  <semantics>
    <mrow>
      <mstyle color="blue">
        <mrow>
          <mrow>
            <mi/>
            <mn>1,</mn>
            <mn>1,</mn>
            <mn>1</mn>
          </mrow>
        </mrow>
      </mstyle>
    </mrow>
    <annotation encoding="StarMath 5.0">color blue {~1, 1, 1}</annotation>
  </semantics>
</math>
</file>

<file path=Object 46/content.xml><?xml version="1.0" encoding="utf-8"?>
<math xmlns="http://www.w3.org/1998/Math/MathML">
  <semantics>
    <mrow>
      <mstyle color="blue">
        <mrow>
          <mrow>
            <mi/>
            <mn>2,</mn>
            <mn>2,</mn>
            <mn>2</mn>
          </mrow>
        </mrow>
      </mstyle>
    </mrow>
    <annotation encoding="StarMath 5.0">color blue {~2, 2, 2}</annotation>
  </semantics>
</math>
</file>

<file path=Object 47/content.xml><?xml version="1.0" encoding="utf-8"?>
<math xmlns="http://www.w3.org/1998/Math/MathML">
  <semantics>
    <mrow>
      <mstyle color="blue">
        <mrow>
          <mrow>
            <mi/>
            <mn>3,</mn>
            <mn>3,</mn>
            <mn>3</mn>
          </mrow>
        </mrow>
      </mstyle>
    </mrow>
    <annotation encoding="StarMath 5.0">color blue {~3, 3, 3}</annotation>
  </semantics>
</math>
</file>

<file path=Object 48/content.xml><?xml version="1.0" encoding="utf-8"?>
<math xmlns="http://www.w3.org/1998/Math/MathML">
  <semantics>
    <mrow>
      <mstyle color="black">
        <mrow>
          <mrow>
            <mn>2,</mn>
            <mi/>
            <mrow/>
            <mn>3,</mn>
            <mi/>
            <mrow/>
            <mn>1,</mn>
            <mi/>
            <mrow/>
            <mn>3,</mn>
            <mi/>
            <mrow/>
            <mn>3</mn>
          </mrow>
        </mrow>
      </mstyle>
    </mrow>
    <annotation encoding="StarMath 5.0">color black {2,~~{}3,~~{}1,~~{}3,~~{}3}</annotation>
  </semantics>
</math>
</file>

<file path=Object 49/content.xml><?xml version="1.0" encoding="utf-8"?>
<math xmlns="http://www.w3.org/1998/Math/MathML">
  <semantics>
    <mrow>
      <mstyle color="green">
        <mrow>
          <msub>
            <mi>V</mi>
            <mrow>
              <mn>2</mn>
            </mrow>
          </msub>
        </mrow>
      </mstyle>
    </mrow>
    <annotation encoding="StarMath 5.0">color green V_{2}

</annotation>
  </semantics>
</math>
</file>

<file path=Object 5/content.xml><?xml version="1.0" encoding="utf-8"?>
<math xmlns="http://www.w3.org/1998/Math/MathML">
  <semantics>
    <mrow>
      <mstyle color="black">
        <mrow>
          <msub>
            <mi>F</mi>
            <mn>1</mn>
          </msub>
        </mrow>
      </mstyle>
    </mrow>
    <annotation encoding="StarMath 5.0">color black F_1


</annotation>
  </semantics>
</math>
</file>

<file path=Object 6/content.xml><?xml version="1.0" encoding="utf-8"?>
<math xmlns="http://www.w3.org/1998/Math/MathML">
  <semantics>
    <mrow>
      <mstyle color="black">
        <mrow>
          <msub>
            <mi>F</mi>
            <mn>0</mn>
          </msub>
        </mrow>
      </mstyle>
    </mrow>
    <annotation encoding="StarMath 5.0">color black F_0


</annotation>
  </semantics>
</math>
</file>

<file path=Object 7/content.xml><?xml version="1.0" encoding="utf-8"?>
<math xmlns="http://www.w3.org/1998/Math/MathML">
  <semantics>
    <mrow>
      <mstyle color="black">
        <mrow>
          <msub>
            <mi>F</mi>
            <mn>2</mn>
          </msub>
        </mrow>
      </mstyle>
    </mrow>
    <annotation encoding="StarMath 5.0">color black F_2


</annotation>
  </semantics>
</math>
</file>

<file path=Object 8/content.xml><?xml version="1.0" encoding="utf-8"?>
<math xmlns="http://www.w3.org/1998/Math/MathML">
  <semantics>
    <mrow>
      <mstyle color="black">
        <mrow>
          <msub>
            <mi>F</mi>
            <mn>3</mn>
          </msub>
        </mrow>
      </mstyle>
    </mrow>
    <annotation encoding="StarMath 5.0">color black F_3


</annotation>
  </semantics>
</math>
</file>

<file path=Object 9/content.xml><?xml version="1.0" encoding="utf-8"?>
<math xmlns="http://www.w3.org/1998/Math/MathML">
  <semantics>
    <mrow>
      <mstyle color="black">
        <mrow>
          <mn>1,</mn>
        </mrow>
      </mstyle>
      <mn>2,</mn>
    </mrow>
    <annotation encoding="StarMath 5.0">color black 1, 2,




</annotation>
  </semantics>
</math>
</file>